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District</text:p>
          </table:table-cell>
          <table:table-cell office:value-type="string" calcext:value-type="string">
            <text:p>Congressional Seat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nce issue 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Alaska</text:p>
          </table:table-cell>
          <table:table-cell office:value-type="string" calcext:value-type="string">
            <text:p>1<text:span text:style-name="T1">st</text:span>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Southern Arizona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Northern Arizona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rkansas</text:p>
          </table:table-cell>
          <table:table-cell office:value-type="string" calcext:value-type="string">
            <text:p>1<text:span text:style-name="T1">st</text:span>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Diego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Orange County and the Inland Empire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Central Coast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Bay Area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Central Valley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Northern California and the Sierras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 and the Northern Front Range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The Rest of Colorado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York Suburbs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orth-East Connecticut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The Panhandle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Jacksonville and Daytona Beach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Orlando and the mid-coast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Tampa and St. Petersburg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Southwest Florida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Miami and West Palm Beach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orgi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eorgia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Hawaii</text:p>
          </table:table-cell>
          <table:table-cell office:value-type="string" calcext:value-type="string">
            <text:p>1<text:span text:style-name="T1">st</text:span>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daho</text:p>
          </table:table-cell>
          <table:table-cell office:value-type="string" calcext:value-type="string">
            <text:p>1<text:span text:style-name="T1">st</text:span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 Suburb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Northern Illinoi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Southern Illinoi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owa</text:p>
          </table:table-cell>
          <table:table-cell office:value-type="string" calcext:value-type="string">
            <text:p>1<text:span text:style-name="T1">st</text:span>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Kansas</text:p>
          </table:table-cell>
          <table:table-cell office:value-type="string" calcext:value-type="string">
            <text:p>1<text:span text:style-name="T1">st</text:span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 and Lexingt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entuck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uisiana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aine</text:p>
          </table:table-cell>
          <table:table-cell office:value-type="string" calcext:value-type="string">
            <text:p>1<text:span text:style-name="T1">st</text:span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rylan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ylan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ylan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ssachuset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ssachuset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ssachuset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Northern Michig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Michigan's Rust Bel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Southwest Michig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Twin Citi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Southern Minnesot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Northern Minnesota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ississippi</text:p>
          </table:table-cell>
          <table:table-cell office:value-type="string" calcext:value-type="string">
            <text:p>1<text:span text:style-name="T1">st</text:span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ssouri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ssouri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ssouri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ontana</text:p>
          </table:table-cell>
          <table:table-cell office:value-type="string" calcext:value-type="string">
            <text:p>1<text:span text:style-name="T1">st</text:span>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Nebraska</text:p>
          </table:table-cell>
          <table:table-cell office:value-type="string" calcext:value-type="string">
            <text:p>1<text:span text:style-name="T1">st</text:span>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Nevada</text:p>
          </table:table-cell>
          <table:table-cell office:value-type="string" calcext:value-type="string">
            <text:p>1<text:span text:style-name="T1">st</text:span>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New Hampshire</text:p>
          </table:table-cell>
          <table:table-cell office:value-type="string" calcext:value-type="string">
            <text:p>1<text:span text:style-name="T1">st</text:span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w Jerse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w Jerse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w Jersey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New Mexico</text:p>
          </table:table-cell>
          <table:table-cell office:value-type="string" calcext:value-type="string">
            <text:p>1<text:span text:style-name="T1">st</text:span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w Yor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w Yor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w Yor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w Yor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rth Carolin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rth Carolin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rth Carolina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North Dakota</text:p>
          </table:table-cell>
          <table:table-cell office:value-type="string" calcext:value-type="string">
            <text:p>1<text:span text:style-name="T1">st</text:span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hi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hi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hi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hi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nnsylvani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nnsylvani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nnsylvania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hode Island</text:p>
          </table:table-cell>
          <table:table-cell office:value-type="string" calcext:value-type="string">
            <text:p>1<text:span text:style-name="T1">st</text:span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uth Carolin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uth Carolina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outh Dakota</text:p>
          </table:table-cell>
          <table:table-cell office:value-type="string" calcext:value-type="string">
            <text:p>1<text:span text:style-name="T1">st</text:span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Dallas-Fort Wort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est Texa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East Texa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South Texa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San Antonio and Austin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Utah</text:p>
          </table:table-cell>
          <table:table-cell office:value-type="string" calcext:value-type="string">
            <text:p>1<text:span text:style-name="T1">st</text:span>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Vermont</text:p>
          </table:table-cell>
          <table:table-cell office:value-type="string" calcext:value-type="string">
            <text:p>1<text:span text:style-name="T1">st</text:span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DC Suburb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irgini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irginia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West Virginia</text:p>
          </table:table-cell>
          <table:table-cell office:value-type="string" calcext:value-type="string">
            <text:p>1<text:span text:style-name="T1">st</text:span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isconsin</text:p>
          </table:table-cell>
          <table:table-cell office:value-type="string" calcext:value-type="string">
            <text:p>Milwauke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iscons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isconsin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Wyoming</text:p>
          </table:table-cell>
          <table:table-cell office:value-type="string" calcext:value-type="string">
            <text:p>1<text:span text:style-name="T1">st</text:span>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8T22:33:02.711000000</meta:creation-date>
    <dc:date>2016-06-20T22:58:40.763000000</dc:date>
    <meta:editing-duration>P2DT25M42S</meta:editing-duration>
    <meta:editing-cycles>4</meta:editing-cycles>
    <meta:generator>LibreOffice/4.3.5.2$Windows_x86 LibreOffice_project/3a87456aaa6a95c63eea1c1b3201acedf0751bd5</meta:generator>
    <meta:document-statistic meta:table-count="1" meta:cell-count="191" meta:object-count="0"/>
  </office:meta>
</office:document-meta>
</file>